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8065" officeooo:paragraph-rsid="0015f6bf"/>
    </style:style>
    <style:style style:name="P2" style:family="paragraph" style:parent-style-name="Standard">
      <style:text-properties officeooo:rsid="0014bc96" officeooo:paragraph-rsid="0015f6bf"/>
    </style:style>
    <style:style style:name="P3" style:family="paragraph" style:parent-style-name="Standard">
      <style:text-properties officeooo:rsid="0017cc8a" officeooo:paragraph-rsid="0015f6bf"/>
    </style:style>
    <style:style style:name="P4" style:family="paragraph" style:parent-style-name="Standard">
      <style:text-properties officeooo:rsid="0017b98c" officeooo:paragraph-rsid="0017b98c"/>
    </style:style>
    <style:style style:name="P5" style:family="paragraph" style:parent-style-name="Standard">
      <style:text-properties officeooo:rsid="00183b52" officeooo:paragraph-rsid="00183b52"/>
    </style:style>
    <style:style style:name="P6" style:family="paragraph" style:parent-style-name="Standard">
      <style:text-properties officeooo:rsid="001b3dba" officeooo:paragraph-rsid="001b3dba"/>
    </style:style>
    <style:style style:name="P7" style:family="paragraph" style:parent-style-name="Standard">
      <style:text-properties officeooo:rsid="001c5f01" officeooo:paragraph-rsid="001b3dba"/>
    </style:style>
    <style:style style:name="P8" style:family="paragraph" style:parent-style-name="Standard">
      <style:text-properties style:text-underline-style="solid" style:text-underline-width="auto" style:text-underline-color="font-color" officeooo:rsid="001d90b1" officeooo:paragraph-rsid="001d90b1"/>
    </style:style>
    <style:style style:name="P9" style:family="paragraph" style:parent-style-name="Standard">
      <style:text-properties style:text-underline-style="none" officeooo:rsid="001d90b1" officeooo:paragraph-rsid="001d90b1"/>
    </style:style>
    <style:style style:name="P10" style:family="paragraph" style:parent-style-name="Standard">
      <style:text-properties officeooo:rsid="001b3dba" officeooo:paragraph-rsid="001b3dba"/>
    </style:style>
    <style:style style:name="P11" style:family="paragraph" style:parent-style-name="Standard">
      <style:text-properties officeooo:rsid="001f548d" officeooo:paragraph-rsid="001f548d"/>
    </style:style>
    <style:style style:name="T1" style:family="text">
      <style:text-properties officeooo:rsid="001987d7"/>
    </style:style>
    <style:style style:name="T2" style:family="text">
      <style:text-properties officeooo:rsid="001c99cf"/>
    </style:style>
    <style:style style:name="T3" style:family="text">
      <style:text-properties officeooo:rsid="0019b94b"/>
    </style:style>
    <style:style style:name="T4" style:family="text">
      <style:text-properties officeooo:rsid="001f20a4"/>
    </style:style>
    <style:style style:name="T5" style:family="text">
      <style:text-properties officeooo:rsid="001f5b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Scelta della chiave relativa alle entità domande e risposta: la scelta più intuitiva era utilizzare una chiave primaria che comprendesse il nome dell'utente. Tuttavia questa opzione è stata scartata poiché nella progettazione della basi di dati si è tenuto conto della possibilità che un utente venisse eliminato ma che rimanessero le sue relative domande. Se si fosse messa come chiave primaria e dunque si fosse cercato di eliminare l'utente ciò non sarebbe stato possibile dal vincolo di chiave primaria. <text:span text:style-name="T2">Utilizzando invece un id possiamo tenere tutte le domande senza il relativo utente usando il comando ON DELETE SET NULL.</text:span></text:p>
      <text:p text:style-name="P2"/>
      <text:p text:style-name="P3">Nelle tabelle che utilizzano un references all'entità Categoria è stato utilizzato il vincolo RESTRICT poiché i cambiamenti sulle categorie avrebbero comportato troppi cambiamenti in cascata con effetti amplificati in tutto il database. <text:span text:style-name="T1">Un utente, infatti, che si iscrive alla categoria di nome attributo “cucina” non vuole vedersi cambiare il nome in “sport” a sua insaputa; inoltre, un utente che si iscrive nel servizio perché interessato a tale categoria vedrebbe, come riportato da consegna del progetto, soltanto le domande relative a quella categoria, non vorrebbe dunque che tale categoria venisse cancellata poiché vederebbe tutto oscurato.</text:span> </text:p>
      <text:p text:style-name="P3"/>
      <text:p text:style-name="P4">Nella creazione del db si sono utilizzati volontariamente gli stessi nomi per gli attributi di entità che si referenziano come chiavi esterne. Ciò è voluto perché così il natural join risulta più veloce e collassa assieme gli attributi col medesimo nome. Inoltre in questo modo evitiamo duplicazioni di attributi con nome simili nel db (es “nomes”,”nomed”).</text:p>
      <text:p text:style-name="P4"/>
      <text:p text:style-name="P8">Commento alla realizzazione di alcune pagine php</text:p>
      <text:p text:style-name="P8"/>
      <text:p text:style-name="P9">Si è scelto di non creare un file contenente a parte le funzioni php incaricate delle query al database. Questa scelta è stata motivata da due motivi: la stessa query non si trova in più di una pagina (fatta eccezione per una che richiama il conteggio dei voti), richiamare ogni volta in una pagina col “require_once” tutte le funzioni per utilizzarne alcune specifiche e proprie solo della pagina in questione avrebbe ancora di più appesantito il caricamento della pagina. </text:p>
      <text:p text:style-name="P9"/>
      <text:p text:style-name="P5">PaginaRegistrazione.php</text:p>
      <text:p text:style-name="P5">E' stato scelto di implementare da zero una funzionalità per l'immissione della data di nascita non utilizzando quindi quelle messe a disposizione da html (es “date,datetime ecc”). Questa scelta è stata fatta poiché si è visto che il popolare browser Modzilla non sempre supporta tale gestione di dat<text:span text:style-name="T4">e</text:span> fornita da html.</text:p>
      <text:p text:style-name="P5">Nella medesima pagina troviamo una funzione ricorsiva che è stata implementata tenendo conto delle richieste del progetto. Infatti non era richiesto che l'utente potesse introdurre da interfaccia una nuova categoria ma era tuttavia possibile che nuove categorie venissero introdotte direttamente nel database da una persona autorizzata. La query ricorsiva implementata permette di aggiungere categorie, sottocategorie in potenza <text:span text:style-name="T3">in numero </text:span>illimitat<text:span text:style-name="T3">o</text:span> e di visualizzare la corretta gerarchia tramite un sistema ricorsivo di ricerca di root e foglie. </text:p>
      <text:p text:style-name="P5"/>
      <text:p text:style-name="P6">WithinTheService.php</text:p>
      <text:p text:style-name="P6">Importante pagina, controlla la possibilità che un utente venga promosso a vip. L'utente può vedere le proprie domande e sondaggi relativi alla categoria di interesse che viene scelta. Si è scelto di far visualizzare solo quelle domande e sondaggi relativi alla categoria selezionata e non a tutte le potenziali sottocategorie della stessa. Un utente che vuole visualizzare la categoria “Informatica” non vuole vedere altre domande provenienti da “Programmazione” e “Ricerca Operativa”.</text:p>
      <text:p text:style-name="P6"/>
      <text:p text:style-name="P11">Per ogni sondaggio al massimo si è prevista una scelta tra cinque risposte predefinite. <text:span text:style-name="T5">E' stata data </text:span><text:soft-page-break/><text:span text:style-name="T5">la possibilità ad ogni sondaggio, come ogni domanda aperta, di riferirsi a più di un topic.</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21:46:56.095000000</meta:creation-date>
    <dc:date>2015-06-15T22:57:04.290000000</dc:date>
    <meta:editing-duration>PT1H28M33S</meta:editing-duration>
    <meta:editing-cycles>13</meta:editing-cycles>
    <meta:generator>LibreOffice/4.1.5.3$Windows_x86 LibreOffice_project/1c1366bba2ba2b554cd2ca4d87c06da81c05d24</meta:generator>
    <meta:document-statistic meta:table-count="0" meta:image-count="0" meta:object-count="0" meta:page-count="2" meta:paragraph-count="11" meta:word-count="568" meta:character-count="3745" meta:non-whitespace-character-count="3185"/>
  </office:meta>
</office:document-meta>
</file>